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10pt" fo:language="zxx" fo:country="none" style:text-underline-style="none" fo:font-weight="normal"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CH-3.2.2.oxt&#13;Update file created : curly_de-CH.update.xml&#13;&#13;06.04.2021 16:40:16&#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CH-A-3.2.2.oxt&#13;Update file created : curly_de-CH-A.update.xml&#13;&#13;06.04.2021 16:22:3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CH-L-3.2.2.oxt&#13;Update file created : curly_de-CH-L.update.xml&#13;&#13;06.04.2021 16:22:3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de-C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094981012993330065"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453847853897830775" text:style-name="L2">
        <text:list-item>
          <text:p text:style-name="P48">Version 2.1.2 :</text:p>
        </text:list-item>
      </text:list>
      <text:list xml:id="list6008242181748931549" text:style-name="L3">
        <text:list-item>
          <text:list>
            <text:list-item>
              <text:p text:style-name="P49">Localized help : resolved non-functional hyperlink due to API incompatibility introduced by Apache OpenOffice 4.1 (and LibreOffice 4.0).</text:p>
            </text:list-item>
          </text:list>
        </text:list-item>
      </text:list>
      <text:list xml:id="list36638148" text:continue-list="list2453847853897830775" text:style-name="L2">
        <text:list-item>
          <text:p text:style-name="P48">Version 2.1.1 :</text:p>
        </text:list-item>
      </text:list>
      <text:list xml:id="list8702896050510659002"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6640290" text:continue-list="list36638148" text:style-name="L2">
        <text:list-item>
          <text:p text:style-name="P48">Version 2.1.0 :</text:p>
        </text:list-item>
      </text:list>
      <text:list xml:id="list3277679175660334306"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6634739" text:continue-list="list36640290" text:style-name="L2">
        <text:list-item>
          <text:p text:style-name="P48">Version 2.0.0 :</text:p>
        </text:list-item>
      </text:list>
      <text:list xml:id="list5921466036249905396"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6619570" text:continue-list="list36634739" text:style-name="L2">
        <text:list-item>
          <text:p text:style-name="P48">Version 1.5.3 :</text:p>
        </text:list-item>
      </text:list>
      <text:list xml:id="list952396163798533430"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404887914585933875"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C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403698053504010008"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750815690647592174"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210597988030976451"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055886741518073762"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197613608080033738"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4686606394808095764"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562780747619782799"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760750406945242127"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705455252048275638" text:style-name="L17">
        <text:list-item>
          <text:p text:style-name="P63">Arg1 : <text:span text:style-name="InstructionMacro">String</text:span> : mandatory, type of control used for the button</text:p>
        </text:list-item>
      </text:list>
      <text:list xml:id="list3348092280015349470"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11535736278441585"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059552959995628182"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884677259226665761"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281386333024130691"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266199921949681905"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401430015984330217"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028165588168017547"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56803695262861396"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828961820638945097"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356933955738914219"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587311868265754242"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445855052760879537"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636955471363523001"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305332769374350935"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669170567486576481"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695091245413600076"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curly_de-C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CH)</text:p>
      <text:p text:style-name="tooltipText"/>
      <text:p text:style-name="tooltipLang"><text:bookmark-start text:name="__RefHeading__44467_325084090"/>Tooltip de<text:bookmark-end text:name="__RefHeading__44467_325084090"/></text:p>
      <text:p text:style-name="descrText">curly (de-CH)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622584607973216742"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65105044261834202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79359425246937599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02306996468631260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663519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48107259676225845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96370049095640894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19431774464739877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37</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8</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8</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8</dc:date>
     <text:p>internal</text:p>
     <text:p>Page2</text:p>
     <text:p/>
    </office:annotation>Paragraph styles</text:p>
      <text:p text:style-name="P28"><office:annotation>
     <dc:creator>BM</dc:creator>
     <dc:date>2008-03-13T00:00:00.38</dc:date>
     <text:p>internal</text:p>
     <text:p>Page7</text:p>
     <text:p/>
    </office:annotation>Hyperlinks</text:p>
      <text:p text:style-name="hlp_5f_paragraph"><text:span text:style-name="T14"><office:annotation>
      <dc:creator>BM</dc:creator>
      <dc:date>2008-03-13T00:00:00.38</dc:date>
      <text:p>internal</text:p>
      <text:p>Page3</text:p>
      <text:p/>
     </office:annotation></text:span><text:span text:style-name="T14">Text formatting</text:span></text:p>
      <text:p text:style-name="P28"><office:annotation>
     <dc:creator>BM</dc:creator>
     <dc:date>2008-03-26T00:00:00.38</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9</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9</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9</dc:date>
     <text:p>external</text:p>
     <text:p>text/swriter/main0210.xhp</text:p>
     <text:p/>
    </office:annotation><text:span text:style-name="T14">Preview topic</text:span> </text:p>
      <text:p text:style-name="hlp_5f_paragraph">This hyperlink displays <text:s/><office:annotation>
     <dc:creator>BM</dc:creator>
     <dc:date>2008-03-15T00:00:00.39</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6644763" text:continue-list="list165105044261834202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6629273" text:continue-list="list3663519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0</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40</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41</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6630270" text:continue-list="list3664476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CH</text:file-name><text:bookmark-end text:name="__RefHeading__78180_325084090"/></text:h>
      <text:p text:style-name="Standard"/>
      <text:p text:style-name="Text_20_body">(See next page)</text:p>
      <text:p text:style-name="helpLang"><text:bookmark-start text:name="__RefHeading__78182_3250840901"/>Help en<text:bookmark-end text:name="__RefHeading__78182_3250840901"/></text:p>
      <text:p text:style-name="hlp_5f_page">Page1 : "curly quotes" help</text:p>
      <text:list xml:id="list36633953" text:continue-list="list36630270" text:style-name="hlp_5f_tag">
        <text:list-item>
          <text:p text:style-name="hlp_5f_tag">Index Writer = Curly quotes;conventions</text:p>
        </text:list-item>
        <text:list-item>
          <text:p text:style-name="hlp_5f_tag">Index = Apostrophe | Dash | Dialog | Quotation mark | Quote</text:p>
        </text:list-item>
        <text:list-item>
          <text:p text:style-name="P84">setURL("", "org.peter88213.curly_de-CH: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6615289" text:continue-list="list36629273"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6640560"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6637446"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6634564"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36635711"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6639835" text:continue-list="list36633953" text:style-name="hlp_5f_tag">
        <text:list-item>
          <text:p text:style-name="P84">Index Writer = <text:span text:style-name="T21">Guillemets</text:span>;conventions</text:p>
        </text:list-item>
        <text:list-item>
          <text:p text:style-name="P84">Index = Apostrophe | <text:span text:style-name="T21">Tiret</text:span> | Dialogue | <text:span text:style-name="T21">Guillemet</text:span></text:p>
        </text:list-item>
        <text:list-item>
          <text:p text:style-name="P84">setURL("", "org.peter88213.curly_de-CH: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6633165" text:continue-list="list36635711"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6632804"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6622938"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6623095"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36619285" text:continue-numbering="true" text:style-name="hlp_5f_list_5f_dot">
        <text:list-item>
          <text:p text:style-name="hlp_5f_list_5f_dot">Vous pouvez installer plusieurs variantes linguistiques en parallèle. Utilisez le format d’échange pour convertir <text:soft-page-break/>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de</text:p>
      <text:p text:style-name="hlp_5f_page">Page1 : Anführungszeichen Hilfe</text:p>
      <text:list xml:id="list36637192" text:continue-list="list36639835" text:style-name="hlp_5f_tag">
        <text:list-item>
          <text:p text:style-name="P84">Index Writer = <text:span text:style-name="T21">Anführungszeichen</text:span>;Konventionen</text:p>
        </text:list-item>
        <text:list-item>
          <text:p text:style-name="P84">Index = Apostroph | <text:span text:style-name="T21">Gedankenstrich</text:span> | <text:span text:style-name="T21">Wörtliche Rede</text:span> | <text:span text:style-name="T21">Anführungszeichen</text:span></text:p>
        </text:list-item>
        <text:list-item>
          <text:p text:style-name="P84">setURL("", "org.peter88213.curly_de-CH: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6623803" text:continue-list="list36619285"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6642222"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6633004"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6629344"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36626862" text:continue-numbering="true" text:style-name="hlp_5f_list_5f_dot">
        <text:list-item>
          <text:p text:style-name="hlp_5f_list_5f_dot"><text:soft-page-break/>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C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9" meta:word-count="14078" meta:character-count="8752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CH", "3.2.2")

  setExtensionDescription("en, de, fr")
  setDisplayName("en", "curly (de-CH)")
  setDisplayName("de", "curly (de-CH)")
  setTooltip("en, de", "en") ' deprecated ! starting from 3.1,use instead setExtensionDescription
 
  setPublisherName("en", "Peter Triesberger", "https://github.com/peter88213")
  setLicense("en")

  beginUpdateInformation("direct", "direct") 
	setUpdateSource("https://raw.githubusercontent.com/peter88213/curly-de-CH/master/", "https://raw.githubusercontent.com/peter88213/curly-de-CH/master/")
  endUpdateInformation

 endDescription  


beginAnnexes 
  useLibrary("Basic", "curly_de-CH/")
endAnnexes


beginAddonUI

  beginOfficeHelp
	   beginTitles()
	  	setTitle("curly de-CH Help", "en")
    	setTitle("curly de-CH Hilfe", "de")
      endTitles
      setURL("Basic", "curly_de-CH", "help", "show_help")
  endOfficeHelp

  beginOfficeMenuBarMerging

    beginMergeInstruction("Writer")
      	setMergePoint(".uno:FormatMenu\.uno:PageDialog", "AddAfter", "AddLast") 

      	beginMergeItems
      
        	addSeparator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MergeItems

  	endMergeInstruction

  endOfficeMenuBarMerging
  

  beginOfficeToolbar

    beginTbTitles("Writer")
      setTitle("curly de-CH")
    endTbTitles

		beginButton()
            beginTitles("Writer")
              setTitle("Convert ellipses and apostrophes", "en")
              setTitle("Konvertiere Ellipsen und Apostrophe", "de")
            endTitles
            setURL("Basic", "curly_de-CH", "Common", "Main")
			setImage("icons/Work")
		endButton

		beginButton()
            beginTitles("Writer")
              setTitle("en-dash to two hyphens (– → --)", "en")
              setTitle("Gedankenstrich zu zwei Trennstrichen (– → --)", "de")
            endTitles
            setURL("Basic", "curly_de-CH", "Revert", "Dash")
			setImage("icons/DoubleHyphen")
		endButton    

		beginButton()
            beginTitles("Writer")
              setTitle("two hyphens to en-dash (-- → –)", "en")
              setTitle("zwei Trennstriche zu Gedankenstrich (-- → –)", "de")
            endTitles
            setURL("Basic", "curly_de-CH", "Common", "En_dash")
			setImage("icons/EnDash")
		endButton    

        addSeparator

		beginButton()
            beginTitles("Writer")
              setTitle("Show direct speech (works with swiss style quotation marks)", "en")
              setTitle("Zeige wörtliche Rede (funktioniert mit schweizerischen Anführungszeichen)", "de")
            endTitles
            setURL("Basic", "curly_de-CH", "QM_de_CH", "ShowDirectSpeech")
			setImage("icons/DirectSpeech")
		endButton

		beginButton()
            beginTitles("Writer")
              setTitle("Back to standard view", "en")
              setTitle("Zurück zur Normalansicht", "de")
            endTitles
            setURL("Basic", "curly_de-CH", "QM_de_CH", "StandardView")
			setImage("icons/StandardView")
		endButton    

  endOfficeToolbar
  


  beginAddonMenu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